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break-before="page"/>
      <style:text-properties fo:font-size="20pt" style:font-size-asian="20pt" style:font-size-complex="20pt"/>
    </style:style>
    <style:style style:name="P4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5" style:family="paragraph" style:parent-style-name="Standard" style:list-style-name="L1">
      <style:text-properties fo:font-size="20pt" style:font-size-asian="20pt" style:font-size-complex="20pt"/>
    </style:style>
    <style:style style:name="P6" style:family="paragraph" style:parent-style-name="Standard" style:list-style-name="L3">
      <style:text-properties fo:font-size="20pt" style:font-size-asian="20pt" style:font-size-complex="20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 style:list-style-name="L2">
      <style:text-properties fo:font-size="14pt" style:font-size-asian="14pt" style:font-size-complex="14pt"/>
    </style:style>
    <style:style style:name="P9" style:family="paragraph" style:parent-style-name="Standard" style:list-style-name="L4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54225797506461262" text:style-name="L1">
        <text:list-item>
          <text:p text:style-name="P5">Installing</text:p>
        </text:list-item>
        <text:list-item>
          <text:p text:style-name="P5">OO programming</text:p>
        </text:list-item>
        <text:list-item>
          <text:p text:style-name="P5">FTC programming</text:p>
          <text:list>
            <text:list-item>
              <text:p text:style-name="P5">Rookie</text:p>
              <text:list>
                <text:list-item>
                  <text:p text:style-name="P5">HwMap</text:p>
                </text:list-item>
                <text:list-item>
                  <text:p text:style-name="P5">Methods</text:p>
                </text:list-item>
                <text:list-item>
                  <text:p text:style-name="P5">Time</text:p>
                </text:list-item>
              </text:list>
            </text:list-item>
            <text:list-item>
              <text:p text:style-name="P5">Advanced</text:p>
              <text:list>
                <text:list-item>
                  <text:p text:style-name="P5">Sensors</text:p>
                </text:list-item>
                <text:list-item>
                  <text:p text:style-name="P5">Encoders</text:p>
                </text:list-item>
                <text:list-item>
                  <text:p text:style-name="P5">Math for Omni</text:p>
                </text:list-item>
              </text:list>
            </text:list-item>
          </text:list>
        </text:list-item>
      </text:list>
      <text:p text:style-name="P3">PART 1 <text:tab/><text:tab/>Installing</text:p>
      <text:p text:style-name="P1"/>
      <text:p text:style-name="P2">Downloading Andoid Studio</text:p>
      <text:p text:style-name="P2"/>
      <text:p text:style-name="P2">Installing it</text:p>
      <text:p text:style-name="P2"/>
      <text:p text:style-name="P2">SDK installs</text:p>
      <text:p text:style-name="P2"/>
      <text:p text:style-name="P2">FTC package install &lt;-- emphasize the struggle</text:p>
      <text:p text:style-name="P2"/>
      <text:p text:style-name="P2">Explanation of TeamCode/Samples</text:p>
      <text:p text:style-name="P2"/>
      <text:p text:style-name="P2"/>
      <text:p text:style-name="P2"/>
      <text:p text:style-name="P3">PART 2<text:tab/><text:tab/><text:tab/>OO programming</text:p>
      <text:p text:style-name="P1"/>
      <text:p text:style-name="P2">Basic structure: Tree of things</text:p>
      <text:p text:style-name="P2"/>
      <text:p text:style-name="P2">How that relates to programming</text:p>
      <text:p text:style-name="P2"/>
      <text:p text:style-name="P2">example: Ooprogramming.example.firstWord <text:s text:c="2"/>= "For"</text:p>
      <text:p text:style-name="P2"/>
      <text:p text:style-name="P2">basic loop syntax</text:p>
      <text:p text:style-name="P2"/>
      <text:p text:style-name="P2"/>
      <text:p text:style-name="P1"/>
      <text:p text:style-name="P1"/>
      <text:p text:style-name="P3">PART 3<text:tab/><text:tab/><text:tab/>FTC Java</text:p>
      <text:p text:style-name="P1"/>
      <text:p text:style-name="P1">3.1 Rookie Java</text:p>
      <text:p text:style-name="P2"/>
      <text:list xml:id="list4726123791703725922" text:style-name="L2">
        <text:list-item>
          <text:p text:style-name="P8">Methods</text:p>
          <text:list>
            <text:list-item>
              <text:p text:style-name="P8">Power</text:p>
            </text:list-item>
            <text:list-item>
              <text:p text:style-name="P8">gamepads</text:p>
            </text:list-item>
          </text:list>
        </text:list-item>
        <text:list-item>
          <text:p text:style-name="P8">Time</text:p>
        </text:list-item>
      </text:list>
      <text:p text:style-name="P3">PART 3 <text:s/><text:tab/><text:tab/>FTC JAVA</text:p>
      <text:p text:style-name="P1"/>
      <text:list xml:id="list9176980791104008656" text:style-name="L3">
        <text:list-item>
          <text:list>
            <text:list-item>
              <text:p text:style-name="P6">Advanced Java</text:p>
            </text:list-item>
          </text:list>
        </text:list-item>
      </text:list>
      <text:p text:style-name="P1"/>
      <text:list xml:id="list2415896858329619882" text:style-name="L4">
        <text:list-item>
          <text:p text:style-name="P9">Sensors</text:p>
          <text:list>
            <text:list-item>
              <text:p text:style-name="P9">Distance</text:p>
            </text:list-item>
            <text:list-item>
              <text:p text:style-name="P9">Color</text:p>
            </text:list-item>
            <text:list-item>
              <text:p text:style-name="P9">IR</text:p>
            </text:list-item>
            <text:list-item>
              <text:p text:style-name="P9">Sound</text:p>
            </text:list-item>
            <text:list-item>
              <text:p text:style-name="P9">Magnetic</text:p>
            </text:list-item>
            <text:list-item>
              <text:p text:style-name="P9">Gyro</text:p>
            </text:list-item>
            <text:list-item>
              <text:p text:style-name="P9">Compass</text:p>
            </text:list-item>
          </text:list>
        </text:list-item>
        <text:list-item>
          <text:p text:style-name="P9">Encoders</text:p>
        </text:list-item>
        <text:list-item>
          <text:p text:style-name="P9">Math for Omni</text:p>
        </text:list-item>
      </text:list>
      <text:p text:style-name="P4">Links</text:p>
      <text:p text:style-name="P2"/>
      <text:p text:style-name="P2">Android Studio download page</text:p>
      <text:p text:style-name="P2"><text:a xlink:type="simple" xlink:href="https://developer.android.com/studio/index.html" text:style-name="Internet_20_link" text:visited-style-name="Visited_20_Internet_20_Link">https://developer.android.com/studio/index.html</text:a></text:p>
      <text:p text:style-name="P2"/>
      <text:p text:style-name="P2">Github app master page</text:p>
      <text:p text:style-name="P2"><text:a xlink:type="simple" xlink:href="https://github.com/ftctechnh/ftc_app" text:style-name="Internet_20_link" text:visited-style-name="Visited_20_Internet_20_Link">https://github.com/ftctechnh/ftc_app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55S</meta:editing-duration>
    <meta:editing-cycles>5</meta:editing-cycles>
    <meta:generator>OpenOffice/4.1.3$Win32 OpenOffice.org_project/413m1$Build-9783</meta:generator>
    <dc:date>2017-03-17T12:57:34.05</dc:date>
    <dc:creator>Thomas Gorman</dc:creator>
    <meta:document-statistic meta:table-count="0" meta:image-count="0" meta:object-count="0" meta:page-count="6" meta:paragraph-count="45" meta:word-count="122" meta:character-count="715"/>
    <meta:user-defined meta:name="Info 1"/>
    <meta:user-defined meta:name="Info 2"/>
    <meta:user-defined meta:name="Info 3"/>
    <meta:user-defined meta:name="Info 4"/>
  </office:meta>
</office:document-meta>
</file>